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7.438cm" table:align="left"/>
    </style:style>
    <style:style style:name="Tabela1.A" style:family="table-column">
      <style:table-column-properties style:column-width="3.011cm"/>
    </style:style>
    <style:style style:name="Tabela1.B" style:family="table-column">
      <style:table-column-properties style:column-width="2.071cm"/>
    </style:style>
    <style:style style:name="Tabela1.C" style:family="table-column">
      <style:table-column-properties style:column-width="2.357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text-properties officeooo:rsid="00198850" officeooo:paragraph-rsid="00198850"/>
    </style:style>
    <style:style style:name="P3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content"/>Breakpoints</text:h>
      <text:p text:style-name="Text_20_body">Breakpoints are customizable widths that determine how your responsive layout behaves across device or viewport sizes in Bootstrap.</text:p>
      <text:p text:style-name="Standard"/>
      <text:h text:style-name="Heading_20_2" text:outline-level="2"><text:bookmark text:name="core-concepts"/>Core concepts</text:h>
      <text:list xml:id="list3595802484" text:style-name="L1">
        <text:list-item>
          <text:p text:style-name="P3"><text:span text:style-name="Strong_20_Emphasis">Breakpoints are the building blocks of responsive design.</text:span> Use them to control when your layout can be adapted at a particular viewport or device size.</text:p>
        </text:list-item>
        <text:list-item>
          <text:p text:style-name="P3"><text:span text:style-name="Strong_20_Emphasis">Use media queries to architect your CSS by breakpoint.</text:span> Media queries are a feature of CSS that allow you to conditionally apply styles based on a set of browser and operating system parameters. We most commonly use <text:span text:style-name="Source_20_Text">min-width</text:span> in our media queries.</text:p>
        </text:list-item>
        <text:list-item>
          <text:p text:style-name="P3"><text:span text:style-name="Strong_20_Emphasis">Mobile first, responsive design is the goal.</text:span> Bootstrap’s CSS aims to apply the bare minimum of styles to make a layout work at the smallest breakpoint, and then layers on styles to adjust that design for larger devices. This optimizes your CSS, improves rendering time, and provides a great experience for your visitors.</text:p>
        </text:list-item>
      </text:list>
      <text:h text:style-name="Heading_20_2" text:outline-level="2"><text:bookmark text:name="available-breakpoints"/>Available breakpoints</text:h>
      <text:p text:style-name="Text_20_body">Bootstrap includes six default breakpoints, sometimes referred to as <text:span text:style-name="Emphasis">grid tiers</text:span>, for building responsively. These breakpoints can be customized if you’re using our source Sass files.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Breakpoint</text:p>
            </table:table-cell>
            <table:table-cell table:style-name="Tabela1.A1" office:value-type="string">
              <text:p text:style-name="Table_20_Heading">Class infix</text:p>
            </table:table-cell>
            <table:table-cell table:style-name="Tabela1.A1" office:value-type="string">
              <text:p text:style-name="Table_20_Heading">Dimensions</text:p>
            </table:table-cell>
          </table:table-row>
        </table:table-header-rows>
        <table:table-row>
          <table:table-cell table:style-name="Tabela1.A1" office:value-type="string">
            <text:p text:style-name="Table_20_Contents">X-Small</text:p>
          </table:table-cell>
          <table:table-cell table:style-name="Tabela1.A1" office:value-type="string">
            <text:p text:style-name="Table_20_Contents"><text:span text:style-name="Emphasis">None</text:span></text:p>
          </table:table-cell>
          <table:table-cell table:style-name="Tabela1.A1" office:value-type="string">
            <text:p text:style-name="Table_20_Contents">&lt;576px</text:p>
          </table:table-cell>
        </table:table-row>
        <table:table-row>
          <table:table-cell table:style-name="Tabela1.A1" office:value-type="string">
            <text:p text:style-name="Table_20_Contents">Small</text:p>
          </table:table-cell>
          <table:table-cell table:style-name="Tabela1.A1" office:value-type="string">
            <text:p text:style-name="Table_20_Contents"><text:span text:style-name="Source_20_Text">sm</text:span></text:p>
          </table:table-cell>
          <table:table-cell table:style-name="Tabela1.A1" office:value-type="string">
            <text:p text:style-name="Table_20_Contents">≥576px</text:p>
          </table:table-cell>
        </table:table-row>
        <table:table-row>
          <table:table-cell table:style-name="Tabela1.A1" office:value-type="string">
            <text:p text:style-name="Table_20_Contents">Medium</text:p>
          </table:table-cell>
          <table:table-cell table:style-name="Tabela1.A1" office:value-type="string">
            <text:p text:style-name="Table_20_Contents"><text:span text:style-name="Source_20_Text">md</text:span></text:p>
          </table:table-cell>
          <table:table-cell table:style-name="Tabela1.A1" office:value-type="string">
            <text:p text:style-name="Table_20_Contents">≥768px</text:p>
          </table:table-cell>
        </table:table-row>
        <table:table-row>
          <table:table-cell table:style-name="Tabela1.A1" office:value-type="string">
            <text:p text:style-name="Table_20_Contents">Large</text:p>
          </table:table-cell>
          <table:table-cell table:style-name="Tabela1.A1" office:value-type="string">
            <text:p text:style-name="Table_20_Contents"><text:span text:style-name="Source_20_Text">lg</text:span></text:p>
          </table:table-cell>
          <table:table-cell table:style-name="Tabela1.A1" office:value-type="string">
            <text:p text:style-name="Table_20_Contents">≥992px</text:p>
          </table:table-cell>
        </table:table-row>
        <table:table-row>
          <table:table-cell table:style-name="Tabela1.A1" office:value-type="string">
            <text:p text:style-name="Table_20_Contents">Extra large</text:p>
          </table:table-cell>
          <table:table-cell table:style-name="Tabela1.A1" office:value-type="string">
            <text:p text:style-name="Table_20_Contents"><text:span text:style-name="Source_20_Text">xl</text:span></text:p>
          </table:table-cell>
          <table:table-cell table:style-name="Tabela1.A1" office:value-type="string">
            <text:p text:style-name="Table_20_Contents">≥1200px</text:p>
          </table:table-cell>
        </table:table-row>
        <table:table-row>
          <table:table-cell table:style-name="Tabela1.A1" office:value-type="string">
            <text:p text:style-name="Table_20_Contents">Extra extra large</text:p>
          </table:table-cell>
          <table:table-cell table:style-name="Tabela1.A1" office:value-type="string">
            <text:p text:style-name="Table_20_Contents"><text:span text:style-name="Source_20_Text">xxl</text:span></text:p>
          </table:table-cell>
          <table:table-cell table:style-name="Tabela1.A1" office:value-type="string">
            <text:p text:style-name="Table_20_Contents">≥1400px</text:p>
          </table:table-cell>
        </table:table-row>
      </table:table>
      <text:p text:style-name="Text_20_body">Each breakpoint was chosen to comfortably hold containers whose widths are multiples of 12. Breakpoints are also representative of a subset of common device sizes and viewport dimensions—they don’t specifically target every use case or device. Instead, the ranges provide a strong and consistent foundation to build on for nearly any device.</text:p>
      <text:p text:style-name="Text_20_body">These breakpoints are customizable via Sass—you’ll find them in a Sass map in our <text:span text:style-name="Source_20_Text">_variables.scss</text:span> stylesheet.</text:p>
      <text:p text:style-name="Preformatted_20_Text"><text:span text:style-name="Source_20_Text">$grid-breakpoints: (</text:span></text:p>
      <text:p text:style-name="Preformatted_20_Text"><text:span text:style-name="Source_20_Text"><text:s text:c="2"/>xs: 0,</text:span></text:p>
      <text:p text:style-name="Preformatted_20_Text"><text:span text:style-name="Source_20_Text"><text:s text:c="2"/>sm: 576px,</text:span></text:p>
      <text:p text:style-name="Preformatted_20_Text"><text:span text:style-name="Source_20_Text"><text:s text:c="2"/>md: 768px,</text:span></text:p>
      <text:p text:style-name="Preformatted_20_Text"><text:span text:style-name="Source_20_Text"><text:s text:c="2"/>lg: 992px,</text:span></text:p>
      <text:p text:style-name="Preformatted_20_Text"><text:span text:style-name="Source_20_Text"><text:s text:c="2"/>xl: 1200px,</text:span></text:p>
      <text:p text:style-name="Preformatted_20_Text"><text:span text:style-name="Source_20_Text"><text:s text:c="2"/>xxl: 1400px</text:span></text:p>
      <text:p text:style-name="P1"><text:span text:style-name="Source_20_Text">);</text:span></text:p>
      <text:p text:style-name="Text_20_body"><text:soft-page-break/>For more information and examples on how to modify our Sass maps and variables, please refer to <text:a xlink:type="simple" xlink:href="https://getbootstrap.com/docs/5.0/layout/grid/#sass" text:style-name="Internet_20_link" text:visited-style-name="Visited_20_Internet_20_Link">the Sass section of the Grid documentation</text:a>.</text:p>
      <text:h text:style-name="Heading_20_2" text:outline-level="2"><text:bookmark text:name="media-queries"/>Media queries</text:h>
      <text:p text:style-name="Text_20_body">Since Bootstrap is developed to be mobile first, we use a handful of <text:a xlink:type="simple" xlink:href="https://developer.mozilla.org/en-US/docs/Web/CSS/Media_Queries/Using_media_queries" text:style-name="Internet_20_link" text:visited-style-name="Visited_20_Internet_20_Link">media queries</text:a> to create sensible breakpoints for our layouts and interfaces. These breakpoints are mostly based on minimum viewport widths and allow us to scale up elements as the viewport changes.</text:p>
      <text:h text:style-name="Heading_20_3" text:outline-level="3"><text:bookmark text:name="min-width"/>Min-width</text:h>
      <text:p text:style-name="Text_20_body">Bootstrap primarily uses the following media query ranges—or breakpoints—in our source Sass files for our layout, grid system, and components.</text:p>
      <text:p text:style-name="Preformatted_20_Text"><text:span text:style-name="Source_20_Text">// Source mixins</text:span></text:p>
      <text:p text:style-name="Preformatted_20_Text"/>
      <text:p text:style-name="Preformatted_20_Text"><text:span text:style-name="Source_20_Text">// No media query necessary for xs breakpoint as it's effectively `@media (min-width: 0) { ... }`</text:span></text:p>
      <text:p text:style-name="Preformatted_20_Text"><text:span text:style-name="Source_20_Text">@include media-breakpoint-up(sm) { ... }</text:span></text:p>
      <text:p text:style-name="Preformatted_20_Text"><text:span text:style-name="Source_20_Text">@include media-breakpoint-up(md) { ... }</text:span></text:p>
      <text:p text:style-name="Preformatted_20_Text"><text:span text:style-name="Source_20_Text">@include media-breakpoint-up(lg) { ... }</text:span></text:p>
      <text:p text:style-name="Preformatted_20_Text"><text:span text:style-name="Source_20_Text">@include media-breakpoint-up(xl) { ... }</text:span></text:p>
      <text:p text:style-name="Preformatted_20_Text"><text:span text:style-name="Source_20_Text">@include media-breakpoint-up(xxl) { ... }</text:span></text:p>
      <text:p text:style-name="Preformatted_20_Text"/>
      <text:p text:style-name="Preformatted_20_Text"><text:span text:style-name="Source_20_Text">// Usage</text:span></text:p>
      <text:p text:style-name="Preformatted_20_Text"/>
      <text:p text:style-name="Preformatted_20_Text"><text:span text:style-name="Source_20_Text">// Example: Hide starting at `min-width: 0`, and then show at the `sm` breakpoint</text:span></text:p>
      <text:p text:style-name="Preformatted_20_Text"><text:span text:style-name="Source_20_Text">.custom-class {</text:span></text:p>
      <text:p text:style-name="Preformatted_20_Text"><text:span text:style-name="Source_20_Text"><text:s text:c="2"/>display: none;</text:span></text:p>
      <text:p text:style-name="Preformatted_20_Text"><text:span text:style-name="Source_20_Text">}</text:span></text:p>
      <text:p text:style-name="Preformatted_20_Text"><text:span text:style-name="Source_20_Text">@include media-breakpoint-up(sm) {</text:span></text:p>
      <text:p text:style-name="Preformatted_20_Text"><text:span text:style-name="Source_20_Text"><text:s text:c="2"/>.custom-class {</text:span></text:p>
      <text:p text:style-name="Preformatted_20_Text"><text:span text:style-name="Source_20_Text"><text:s text:c="4"/>display: block;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These Sass mixins translate in our compiled CSS using the values declared in our Sass variables. For example:</text:p>
      <text:p text:style-name="Preformatted_20_Text"><text:span text:style-name="Source_20_Text">// X-Small devices (portrait phones, less than 576px)</text:span></text:p>
      <text:p text:style-name="Preformatted_20_Text"><text:span text:style-name="Source_20_Text">// No media query for `xs` since this is the default in Bootstrap</text:span></text:p>
      <text:p text:style-name="Preformatted_20_Text"/>
      <text:p text:style-name="Preformatted_20_Text"><text:span text:style-name="Source_20_Text">// Small devices (landscape phones, 576px and up)</text:span></text:p>
      <text:p text:style-name="Preformatted_20_Text"><text:span text:style-name="Source_20_Text">@media (min-width: 576px) { ... }</text:span></text:p>
      <text:p text:style-name="Preformatted_20_Text"/>
      <text:p text:style-name="Preformatted_20_Text"><text:span text:style-name="Source_20_Text">// Medium devices (tablets, 768px and up)</text:span></text:p>
      <text:p text:style-name="Preformatted_20_Text"><text:span text:style-name="Source_20_Text">@media (min-width: 768px) { ... }</text:span></text:p>
      <text:p text:style-name="Preformatted_20_Text"/>
      <text:p text:style-name="Preformatted_20_Text"><text:span text:style-name="Source_20_Text">// Large devices (desktops, 992px and up)</text:span></text:p>
      <text:p text:style-name="Preformatted_20_Text"><text:span text:style-name="Source_20_Text">@media (min-width: 992px) { ... }</text:span></text:p>
      <text:p text:style-name="Preformatted_20_Text"/>
      <text:p text:style-name="Preformatted_20_Text"><text:span text:style-name="Source_20_Text">// X-Large devices (large desktops, 1200px and up)</text:span></text:p>
      <text:p text:style-name="Preformatted_20_Text"><text:span text:style-name="Source_20_Text">@media (min-width: 1200px) { ... }</text:span></text:p>
      <text:p text:style-name="Preformatted_20_Text"/>
      <text:p text:style-name="Preformatted_20_Text"><text:span text:style-name="Source_20_Text">// XX-Large devices (larger desktops, 1400px and up)</text:span></text:p>
      <text:p text:style-name="P1"><text:span text:style-name="Source_20_Text">@media (min-width: 1400px) { ... }</text:span></text:p>
      <text:h text:style-name="Heading_20_3" text:outline-level="3"><text:bookmark text:name="max-width"/><text:soft-page-break/>Max-width</text:h>
      <text:p text:style-name="Text_20_body">We occasionally use media queries that go in the other direction (the given screen size <text:span text:style-name="Emphasis">or smaller</text:span>):</text:p>
      <text:p text:style-name="Preformatted_20_Text"><text:span text:style-name="Source_20_Text">// No media query necessary for xs breakpoint as it's effectively `@media (max-width: 0) { ... }`</text:span></text:p>
      <text:p text:style-name="Preformatted_20_Text"><text:span text:style-name="Source_20_Text">@include media-breakpoint-down(sm) { ... }</text:span></text:p>
      <text:p text:style-name="Preformatted_20_Text"><text:span text:style-name="Source_20_Text">@include media-breakpoint-down(md) { ... }</text:span></text:p>
      <text:p text:style-name="Preformatted_20_Text"><text:span text:style-name="Source_20_Text">@include media-breakpoint-down(lg) { ... }</text:span></text:p>
      <text:p text:style-name="Preformatted_20_Text"><text:span text:style-name="Source_20_Text">@include media-breakpoint-down(xl) { ... }</text:span></text:p>
      <text:p text:style-name="Preformatted_20_Text"><text:span text:style-name="Source_20_Text">@include media-breakpoint-down(xxl) { ... }</text:span></text:p>
      <text:p text:style-name="Preformatted_20_Text"/>
      <text:p text:style-name="Preformatted_20_Text"><text:span text:style-name="Source_20_Text">// Example: Style from medium breakpoint and down</text:span></text:p>
      <text:p text:style-name="Preformatted_20_Text"><text:span text:style-name="Source_20_Text">@include media-breakpoint-down(md) {</text:span></text:p>
      <text:p text:style-name="Preformatted_20_Text"><text:span text:style-name="Source_20_Text"><text:s text:c="2"/>.custom-class {</text:span></text:p>
      <text:p text:style-name="Preformatted_20_Text"><text:span text:style-name="Source_20_Text"><text:s text:c="4"/>display: block;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These mixins take those declared breakpoints, subtract <text:span text:style-name="Source_20_Text">.02px</text:span> from them, and use them as our <text:span text:style-name="Source_20_Text">max-width</text:span> values. For example:</text:p>
      <text:p text:style-name="Preformatted_20_Text"><text:span text:style-name="Source_20_Text">// X-Small devices (portrait phones, less than 576px)</text:span></text:p>
      <text:p text:style-name="Preformatted_20_Text"><text:span text:style-name="Source_20_Text">@media (max-width: 575.98px) { ... }</text:span></text:p>
      <text:p text:style-name="Preformatted_20_Text"/>
      <text:p text:style-name="Preformatted_20_Text"><text:span text:style-name="Source_20_Text">// Small devices (landscape phones, less than 768px)</text:span></text:p>
      <text:p text:style-name="Preformatted_20_Text"><text:span text:style-name="Source_20_Text">@media (max-width: 767.98px) { ... }</text:span></text:p>
      <text:p text:style-name="Preformatted_20_Text"/>
      <text:p text:style-name="Preformatted_20_Text"><text:span text:style-name="Source_20_Text">// Medium devices (tablets, less than 992px)</text:span></text:p>
      <text:p text:style-name="Preformatted_20_Text"><text:span text:style-name="Source_20_Text">@media (max-width: 991.98px) { ... }</text:span></text:p>
      <text:p text:style-name="Preformatted_20_Text"/>
      <text:p text:style-name="Preformatted_20_Text"><text:span text:style-name="Source_20_Text">// Large devices (desktops, less than 1200px)</text:span></text:p>
      <text:p text:style-name="Preformatted_20_Text"><text:span text:style-name="Source_20_Text">@media (max-width: 1199.98px) { ... }</text:span></text:p>
      <text:p text:style-name="Preformatted_20_Text"/>
      <text:p text:style-name="Preformatted_20_Text"><text:span text:style-name="Source_20_Text">// X-Large devices (large desktops, less than 1400px)</text:span></text:p>
      <text:p text:style-name="Preformatted_20_Text"><text:span text:style-name="Source_20_Text">@media (max-width: 1399.98px) { ... }</text:span></text:p>
      <text:p text:style-name="Preformatted_20_Text"/>
      <text:p text:style-name="Preformatted_20_Text"><text:span text:style-name="Source_20_Text">// XX-Large devices (larger desktops)</text:span></text:p>
      <text:p text:style-name="P1"><text:span text:style-name="Source_20_Text">// No media query since the xxl breakpoint has no upper bound on its width</text:span></text:p>
      <text:p text:style-name="Text_20_body"><text:span text:style-name="Strong_20_Emphasis">Why subtract .02px?</text:span> Browsers don’t currently support <text:a xlink:type="simple" xlink:href="https://www.w3.org/TR/mediaqueries-4/#range-context" text:style-name="Internet_20_link" text:visited-style-name="Visited_20_Internet_20_Link">range context queries</text:a>, so we work around the limitations of <text:a xlink:type="simple" xlink:href="https://www.w3.org/TR/mediaqueries-4/#mq-min-max" text:style-name="Internet_20_link" text:visited-style-name="Visited_20_Internet_20_Link"><text:span text:style-name="Source_20_Text">min-</text:span></text:a><text:a xlink:type="simple" xlink:href="https://www.w3.org/TR/mediaqueries-4/#mq-min-max" text:style-name="Internet_20_link" text:visited-style-name="Visited_20_Internet_20_Link"> and </text:a><text:a xlink:type="simple" xlink:href="https://www.w3.org/TR/mediaqueries-4/#mq-min-max" text:style-name="Internet_20_link" text:visited-style-name="Visited_20_Internet_20_Link"><text:span text:style-name="Source_20_Text">max-</text:span></text:a><text:a xlink:type="simple" xlink:href="https://www.w3.org/TR/mediaqueries-4/#mq-min-max" text:style-name="Internet_20_link" text:visited-style-name="Visited_20_Internet_20_Link"> prefixes</text:a> and viewports with fractional widths (which can occur under certain conditions on high-dpi devices, for instance) by using values with higher precision. </text:p>
      <text:h text:style-name="Heading_20_3" text:outline-level="3"><text:bookmark text:name="single-breakpoint"/>Single breakpoint</text:h>
      <text:p text:style-name="Text_20_body">There are also media queries and mixins for targeting a single segment of screen sizes using the minimum and maximum breakpoint widths.</text:p>
      <text:p text:style-name="Preformatted_20_Text"><text:span text:style-name="Source_20_Text">@include media-breakpoint-only(xs) { ... }</text:span></text:p>
      <text:p text:style-name="Preformatted_20_Text"><text:span text:style-name="Source_20_Text">@include media-breakpoint-only(sm) { ... }</text:span></text:p>
      <text:p text:style-name="Preformatted_20_Text"><text:span text:style-name="Source_20_Text">@include media-breakpoint-only(md) { ... }</text:span></text:p>
      <text:p text:style-name="Preformatted_20_Text"><text:span text:style-name="Source_20_Text">@include media-breakpoint-only(lg) { ... }</text:span></text:p>
      <text:p text:style-name="Preformatted_20_Text"><text:span text:style-name="Source_20_Text">@include media-breakpoint-only(xl) { ... }</text:span></text:p>
      <text:p text:style-name="P1"><text:span text:style-name="Source_20_Text">@include media-breakpoint-only(xxl) { ... }</text:span></text:p>
      <text:p text:style-name="Text_20_body">For example the <text:span text:style-name="Source_20_Text">@include media-breakpoint-only(md) { ... }</text:span> will result in :</text:p>
      <text:p text:style-name="P1"><text:span text:style-name="Source_20_Text">@media (min-width: 768px) and (max-width: 991.98px) { ... }</text:span></text:p>
      <text:h text:style-name="Heading_20_3" text:outline-level="3"><text:bookmark text:name="between-breakpoints"/><text:soft-page-break/>Between breakpoints</text:h>
      <text:p text:style-name="Text_20_body">Similarly, media queries may span multiple breakpoint widths:</text:p>
      <text:p text:style-name="P1"><text:span text:style-name="Source_20_Text">@include media-breakpoint-between(md, xl) { ... }</text:span></text:p>
      <text:p text:style-name="Text_20_body">Which results in:</text:p>
      <text:p text:style-name="Preformatted_20_Text"><text:span text:style-name="Source_20_Text">// Example</text:span></text:p>
      <text:p text:style-name="Preformatted_20_Text"><text:span text:style-name="Source_20_Text">// Apply styles starting from medium devices and up to extra large devices</text:span></text:p>
      <text:p text:style-name="P1"><text:span text:style-name="Source_20_Text">@media (min-width: 768px) and (max-width: 1199.98px) { ... }</text:span></text:p>
      <text:p text:style-name="Standard"><text:a xlink:type="simple" xlink:href="https://getbootstrap.com/docs/5.0/layout/breakpoints/" text:style-name="Internet_20_link" text:visited-style-name="Visited_20_Internet_20_Link">https://getbootstrap.com/docs/5.0/layout/breakpoints/</text:a></text:p>
      <text:p text:style-name="Standard"/>
      <text:p text:style-name="P2">Testar no meu site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3:50:01.276985234</meta:creation-date>
    <dc:date>2022-10-25T13:52:05.779532540</dc:date>
    <meta:editing-duration>PT46S</meta:editing-duration>
    <meta:editing-cycles>3</meta:editing-cycles>
    <meta:generator>LibreOffice/7.3.6.2$Linux_X86_64 LibreOffice_project/30$Build-2</meta:generator>
    <meta:document-statistic meta:table-count="1" meta:image-count="0" meta:object-count="0" meta:page-count="4" meta:paragraph-count="121" meta:word-count="907" meta:character-count="5852" meta:non-whitespace-character-count="5042"/>
  </office:meta>
</office:document-meta>
</file>